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193cm"/>
    </style:style>
    <style:style style:name="gr8" style:family="graphic" style:parent-style-name="standard">
      <style:graphic-properties svg:stroke-width="0.051cm" draw:marker-start-width="0.376cm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812cm"/>
    </style:style>
    <style:style style:name="gr10" style:family="graphic" style:parent-style-name="standard">
      <style:graphic-properties draw:stroke="none" svg:stroke-width="0.051cm" svg:stroke-color="#000000" draw:marker-start-width="0.376cm" draw:marker-end-width="0.376cm" draw:fill="none" draw:fill-color="#ffffff" draw:textarea-horizontal-align="left" draw:auto-grow-height="true" draw:auto-grow-width="true" fo:min-height="0.713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3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4.574cm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445cm" svg:height="1.505cm" svg:x="12.335cm" svg:y="0.378cm">
          <text:p text:style-name="P1"><text:span text:style-name="T1">System</text:span></text:p>
        </draw:rect>
        <draw:rect draw:style-name="gr2" draw:text-style-name="P2" draw:layer="layout" svg:width="3.445cm" svg:height="1.505cm" svg:x="0.936cm" svg:y="3.779cm">
          <text:p text:style-name="P1"><text:span text:style-name="T1">Kernel</text:span></text:p>
        </draw:rect>
        <draw:rect draw:style-name="gr3" draw:text-style-name="P3" draw:layer="layout" svg:width="0.97cm" svg:height="0.97cm" svg:x="8.48cm" svg:y="4.368cm">
          <text:p/>
        </draw:rect>
        <draw:rect draw:style-name="gr3" draw:text-style-name="P3" draw:layer="layout" svg:width="0.97cm" svg:height="0.97cm" svg:x="10.38cm" svg:y="4.368cm">
          <text:p/>
        </draw:rect>
        <draw:frame draw:style-name="gr4" draw:text-style-name="P4" draw:layer="layout" svg:width="1.035cm" svg:height="0.983cm" svg:x="9.345cm" svg:y="4.168cm">
          <draw:text-box>
            <text:p text:style-name="P4">...</text:p>
          </draw:text-box>
        </draw:frame>
        <draw:frame draw:style-name="gr5" draw:text-style-name="P5" draw:layer="layout" svg:width="3.55cm" svg:height="0.971cm" svg:x="8.195cm" svg:y="3.543cm">
          <draw:text-box>
            <text:p text:style-name="P4"><text:span text:style-name="T1">stations</text:span></text:p>
          </draw:text-box>
        </draw:frame>
        <draw:rect draw:style-name="gr3" draw:text-style-name="P3" draw:layer="layout" svg:width="0.97cm" svg:height="0.97cm" svg:x="12.58cm" svg:y="5.669cm">
          <text:p/>
        </draw:rect>
        <draw:rect draw:style-name="gr3" draw:text-style-name="P3" draw:layer="layout" svg:width="0.97cm" svg:height="0.97cm" svg:x="14.48cm" svg:y="5.669cm">
          <text:p/>
        </draw:rect>
        <draw:frame draw:style-name="gr4" draw:text-style-name="P4" draw:layer="layout" svg:width="1.035cm" svg:height="0.983cm" svg:x="13.445cm" svg:y="5.469cm">
          <draw:text-box>
            <text:p text:style-name="P4">...</text:p>
          </draw:text-box>
        </draw:frame>
        <draw:frame draw:style-name="gr6" draw:text-style-name="P5" draw:layer="layout" svg:width="2.407cm" svg:height="0.971cm" svg:x="12.795cm" svg:y="4.844cm">
          <draw:text-box>
            <text:p text:style-name="P4"><text:span text:style-name="T1">links</text:span></text:p>
          </draw:text-box>
        </draw:frame>
        <draw:rect draw:style-name="gr3" draw:text-style-name="P3" draw:layer="layout" svg:width="0.97cm" svg:height="0.97cm" svg:x="15.68cm" svg:y="7.77cm">
          <text:p/>
        </draw:rect>
        <draw:rect draw:style-name="gr3" draw:text-style-name="P3" draw:layer="layout" svg:width="0.97cm" svg:height="0.97cm" svg:x="17.58cm" svg:y="7.77cm">
          <text:p/>
        </draw:rect>
        <draw:frame draw:style-name="gr4" draw:text-style-name="P4" draw:layer="layout" svg:width="1.035cm" svg:height="0.983cm" svg:x="16.545cm" svg:y="7.57cm">
          <draw:text-box>
            <text:p text:style-name="P4">...</text:p>
          </draw:text-box>
        </draw:frame>
        <draw:frame draw:style-name="gr7" draw:text-style-name="P5" draw:layer="layout" svg:width="4.693cm" svg:height="0.971cm" svg:x="14.695cm" svg:y="6.945cm">
          <draw:text-box>
            <text:p text:style-name="P4"><text:span text:style-name="T1">RF channels</text:span></text:p>
          </draw:text-box>
        </draw:frame>
        <draw:rect draw:style-name="gr3" draw:text-style-name="P3" draw:layer="layout" svg:width="0.97cm" svg:height="0.97cm" svg:x="19.681cm" svg:y="9.871cm">
          <text:p/>
        </draw:rect>
        <draw:rect draw:style-name="gr3" draw:text-style-name="P3" draw:layer="layout" svg:width="0.97cm" svg:height="0.97cm" svg:x="21.581cm" svg:y="9.871cm">
          <text:p/>
        </draw:rect>
        <draw:frame draw:style-name="gr4" draw:text-style-name="P4" draw:layer="layout" svg:width="1.035cm" svg:height="0.983cm" svg:x="20.546cm" svg:y="9.671cm">
          <draw:text-box>
            <text:p text:style-name="P4">...</text:p>
          </draw:text-box>
        </draw:frame>
        <draw:frame draw:style-name="gr5" draw:text-style-name="P5" draw:layer="layout" svg:width="3.55cm" svg:height="0.971cm" svg:x="19.296cm" svg:y="9.046cm">
          <draw:text-box>
            <text:p text:style-name="P4"><text:span text:style-name="T1">traffics</text:span></text:p>
          </draw:text-box>
        </draw:frame>
        <draw:line draw:style-name="gr8" draw:text-style-name="P3" draw:layer="layout" svg:x1="14.055cm" svg:y1="1.883cm" svg:x2="2.655cm" svg:y2="3.779cm">
          <text:p/>
        </draw:line>
        <draw:line draw:style-name="gr8" draw:text-style-name="P3" draw:layer="layout" svg:x1="14.055cm" svg:y1="1.883cm" svg:x2="10.17cm" svg:y2="3.543cm">
          <text:p/>
        </draw:line>
        <draw:line draw:style-name="gr8" draw:text-style-name="P3" draw:layer="layout" svg:x1="14.055cm" svg:y1="1.883cm" svg:x2="14.055cm" svg:y2="4.844cm">
          <text:p/>
        </draw:line>
        <draw:line draw:style-name="gr8" draw:text-style-name="P3" draw:layer="layout" svg:x1="14.055cm" svg:y1="1.883cm" svg:x2="16.925cm" svg:y2="6.945cm">
          <text:p/>
        </draw:line>
        <draw:line draw:style-name="gr8" draw:text-style-name="P3" draw:layer="layout" svg:x1="14.055cm" svg:y1="1.883cm" svg:x2="21.195cm" svg:y2="8.808cm">
          <text:p/>
        </draw:line>
        <draw:rect draw:style-name="gr2" draw:text-style-name="P2" draw:layer="layout" svg:width="2.514cm" svg:height="1.109cm" svg:x="19.936cm" svg:y="3.079cm">
          <text:p text:style-name="P1"><text:span text:style-name="T1">Timer</text:span></text:p>
        </draw:rect>
        <draw:rect draw:style-name="gr2" draw:text-style-name="P2" draw:layer="layout" svg:width="2.514cm" svg:height="1.109cm" svg:x="18.436cm" svg:y="4.58cm">
          <text:p text:style-name="P1"><text:span text:style-name="T1">Client</text:span></text:p>
        </draw:rect>
        <draw:line draw:style-name="gr8" draw:text-style-name="P3" draw:layer="layout" svg:x1="14.055cm" svg:y1="1.883cm" svg:x2="21.195cm" svg:y2="3.079cm">
          <text:p/>
        </draw:line>
        <draw:line draw:style-name="gr8" draw:text-style-name="P3" draw:layer="layout" svg:x1="14.055cm" svg:y1="1.883cm" svg:x2="19.65cm" svg:y2="4.58cm">
          <text:p/>
        </draw:line>
        <draw:rect draw:style-name="gr3" draw:text-style-name="P3" draw:layer="layout" svg:width="0.97cm" svg:height="0.97cm" svg:x="19.281cm" svg:y="12.972cm">
          <text:p/>
        </draw:rect>
        <draw:rect draw:style-name="gr3" draw:text-style-name="P3" draw:layer="layout" svg:width="0.97cm" svg:height="0.97cm" svg:x="21.181cm" svg:y="12.972cm">
          <text:p/>
        </draw:rect>
        <draw:frame draw:style-name="gr4" draw:text-style-name="P4" draw:layer="layout" svg:width="1.035cm" svg:height="0.983cm" svg:x="20.146cm" svg:y="12.772cm">
          <draw:text-box>
            <text:p text:style-name="P4">...</text:p>
          </draw:text-box>
        </draw:frame>
        <draw:frame draw:style-name="gr9" draw:text-style-name="P5" draw:layer="layout" svg:width="4.312cm" svg:height="0.971cm" svg:x="18.596cm" svg:y="12.147cm">
          <draw:text-box>
            <text:p text:style-name="P4"><text:span text:style-name="T1">RVariables</text:span></text:p>
          </draw:text-box>
        </draw:frame>
        <draw:line draw:style-name="gr8" draw:text-style-name="P3" draw:layer="layout" svg:x1="20.19cm" svg:y1="10.841cm" svg:x2="20.77cm" svg:y2="12.147cm">
          <text:p/>
        </draw:line>
        <draw:rect draw:style-name="gr3" draw:text-style-name="P3" draw:layer="layout" svg:width="0.97cm" svg:height="0.97cm" svg:x="3.48cm" svg:y="7.37cm">
          <text:p/>
        </draw:rect>
        <draw:rect draw:style-name="gr3" draw:text-style-name="P3" draw:layer="layout" svg:width="0.97cm" svg:height="0.97cm" svg:x="5.38cm" svg:y="7.37cm">
          <text:p/>
        </draw:rect>
        <draw:frame draw:style-name="gr10" draw:text-style-name="P4" draw:layer="layout" svg:width="1.035cm" svg:height="0.983cm" svg:x="4.345cm" svg:y="7.17cm">
          <draw:text-box>
            <text:p text:style-name="P4">...</text:p>
          </draw:text-box>
        </draw:frame>
        <draw:frame draw:style-name="gr11" draw:text-style-name="P5" draw:layer="layout" svg:width="3.931cm" svg:height="0.971cm" svg:x="2.995cm" svg:y="6.545cm">
          <draw:text-box>
            <text:p text:style-name="P4"><text:span text:style-name="T1">mailboxes</text:span></text:p>
          </draw:text-box>
        </draw:frame>
        <draw:rect draw:style-name="gr3" draw:text-style-name="P3" draw:layer="layout" svg:width="0.97cm" svg:height="0.97cm" svg:x="5.381cm" svg:y="9.371cm">
          <text:p/>
        </draw:rect>
        <draw:rect draw:style-name="gr3" draw:text-style-name="P3" draw:layer="layout" svg:width="0.97cm" svg:height="0.97cm" svg:x="7.281cm" svg:y="9.371cm">
          <text:p/>
        </draw:rect>
        <draw:frame draw:style-name="gr4" draw:text-style-name="P4" draw:layer="layout" svg:width="1.035cm" svg:height="0.983cm" svg:x="6.246cm" svg:y="9.171cm">
          <draw:text-box>
            <text:p text:style-name="P4">...</text:p>
          </draw:text-box>
        </draw:frame>
        <draw:frame draw:style-name="gr6" draw:text-style-name="P5" draw:layer="layout" svg:width="2.407cm" svg:height="0.971cm" svg:x="5.696cm" svg:y="8.546cm">
          <draw:text-box>
            <text:p text:style-name="P4"><text:span text:style-name="T1">ports</text:span></text:p>
          </draw:text-box>
        </draw:frame>
        <draw:rect draw:style-name="gr3" draw:text-style-name="P3" draw:layer="layout" svg:width="0.97cm" svg:height="0.97cm" svg:x="7.481cm" svg:y="11.572cm">
          <text:p/>
        </draw:rect>
        <draw:rect draw:style-name="gr3" draw:text-style-name="P3" draw:layer="layout" svg:width="0.97cm" svg:height="0.97cm" svg:x="9.381cm" svg:y="11.572cm">
          <text:p/>
        </draw:rect>
        <draw:frame draw:style-name="gr4" draw:text-style-name="P4" draw:layer="layout" svg:width="1.035cm" svg:height="0.983cm" svg:x="8.346cm" svg:y="11.372cm">
          <draw:text-box>
            <text:p text:style-name="P4">...</text:p>
          </draw:text-box>
        </draw:frame>
        <draw:frame draw:style-name="gr12" draw:text-style-name="P5" draw:layer="layout" svg:width="5.074cm" svg:height="0.971cm" svg:x="6.396cm" svg:y="10.747cm">
          <draw:text-box>
            <text:p text:style-name="P4"><text:span text:style-name="T1">transceivers</text:span></text:p>
          </draw:text-box>
        </draw:frame>
        <draw:line draw:style-name="gr8" draw:text-style-name="P3" draw:layer="layout" svg:x1="8.905cm" svg:y1="5.338cm" svg:x2="5.1cm" svg:y2="6.545cm">
          <text:p/>
        </draw:line>
        <draw:line draw:style-name="gr8" draw:text-style-name="P3" draw:layer="layout" svg:x1="8.905cm" svg:y1="5.338cm" svg:x2="6.93cm" svg:y2="8.546cm">
          <text:p/>
        </draw:line>
        <draw:line draw:style-name="gr8" draw:text-style-name="P3" draw:layer="layout" svg:x1="8.905cm" svg:y1="5.338cm" svg:x2="8.905cm" svg:y2="10.647cm">
          <text:p/>
        </draw:line>
        <draw:rect draw:style-name="gr3" draw:text-style-name="P3" draw:layer="layout" svg:width="0.97cm" svg:height="0.97cm" svg:x="10.981cm" svg:y="13.573cm">
          <text:p/>
        </draw:rect>
        <draw:rect draw:style-name="gr3" draw:text-style-name="P3" draw:layer="layout" svg:width="0.97cm" svg:height="0.97cm" svg:x="12.881cm" svg:y="13.573cm">
          <text:p/>
        </draw:rect>
        <draw:frame draw:style-name="gr4" draw:text-style-name="P4" draw:layer="layout" svg:width="1.035cm" svg:height="0.983cm" svg:x="11.846cm" svg:y="13.373cm">
          <draw:text-box>
            <text:p text:style-name="P4">...</text:p>
          </draw:text-box>
        </draw:frame>
        <draw:frame draw:style-name="gr11" draw:text-style-name="P5" draw:layer="layout" svg:width="3.931cm" svg:height="0.971cm" svg:x="10.496cm" svg:y="12.748cm">
          <draw:text-box>
            <text:p text:style-name="P4"><text:span text:style-name="T1">processes</text:span></text:p>
          </draw:text-box>
        </draw:frame>
        <draw:line draw:style-name="gr8" draw:text-style-name="P3" draw:layer="layout" svg:x1="8.905cm" svg:y1="5.338cm" svg:x2="12.31cm" svg:y2="12.748cm">
          <text:p/>
        </draw:line>
        <draw:rect draw:style-name="gr3" draw:text-style-name="P3" draw:layer="layout" svg:width="0.97cm" svg:height="0.97cm" svg:x="14.281cm" svg:y="15.673cm">
          <text:p/>
        </draw:rect>
        <draw:rect draw:style-name="gr3" draw:text-style-name="P3" draw:layer="layout" svg:width="0.97cm" svg:height="0.97cm" svg:x="16.181cm" svg:y="15.673cm">
          <text:p/>
        </draw:rect>
        <draw:frame draw:style-name="gr4" draw:text-style-name="P4" draw:layer="layout" svg:width="1.035cm" svg:height="0.983cm" svg:x="15.146cm" svg:y="15.473cm">
          <draw:text-box>
            <text:p text:style-name="P4">...</text:p>
          </draw:text-box>
        </draw:frame>
        <draw:frame draw:style-name="gr9" draw:text-style-name="P5" draw:layer="layout" svg:width="4.312cm" svg:height="0.971cm" svg:x="13.696cm" svg:y="14.848cm">
          <draw:text-box>
            <text:p text:style-name="P4"><text:span text:style-name="T1">RVariables</text:span></text:p>
          </draw:text-box>
        </draw:frame>
        <draw:line draw:style-name="gr8" draw:text-style-name="P3" draw:layer="layout" svg:x1="8.905cm" svg:y1="5.338cm" svg:x2="15.77cm" svg:y2="14.763cm">
          <text:p/>
        </draw:line>
        <draw:rect draw:style-name="gr3" draw:text-style-name="P3" draw:layer="layout" svg:width="0.97cm" svg:height="0.97cm" svg:x="18.381cm" svg:y="17.674cm">
          <text:p/>
        </draw:rect>
        <draw:rect draw:style-name="gr3" draw:text-style-name="P3" draw:layer="layout" svg:width="0.97cm" svg:height="0.97cm" svg:x="20.281cm" svg:y="17.674cm">
          <text:p/>
        </draw:rect>
        <draw:frame draw:style-name="gr4" draw:text-style-name="P4" draw:layer="layout" svg:width="1.035cm" svg:height="0.983cm" svg:x="19.246cm" svg:y="17.474cm">
          <draw:text-box>
            <text:p text:style-name="P4">...</text:p>
          </draw:text-box>
        </draw:frame>
        <draw:frame draw:style-name="gr5" draw:text-style-name="P5" draw:layer="layout" svg:width="3.55cm" svg:height="0.971cm" svg:x="18.096cm" svg:y="16.849cm">
          <draw:text-box>
            <text:p text:style-name="P4"><text:span text:style-name="T1">EObjects</text:span></text:p>
          </draw:text-box>
        </draw:frame>
        <draw:line draw:style-name="gr8" draw:text-style-name="P3" draw:layer="layout" svg:x1="8.905cm" svg:y1="5.338cm" svg:x2="19.715cm" svg:y2="16.849cm">
          <text:p/>
        </draw:line>
        <draw:line draw:style-name="gr8" draw:text-style-name="P3" draw:layer="layout" svg:x1="2.61cm" svg:y1="5.284cm" svg:x2="2.61cm" svg:y2="12.38cm">
          <text:p/>
        </draw:line>
        <draw:rect draw:style-name="gr3" draw:text-style-name="P3" draw:layer="layout" svg:width="0.97cm" svg:height="0.97cm" svg:x="1.881cm" svg:y="17.675cm">
          <text:p/>
        </draw:rect>
        <draw:rect draw:style-name="gr3" draw:text-style-name="P3" draw:layer="layout" svg:width="0.97cm" svg:height="0.97cm" svg:x="3.781cm" svg:y="17.675cm">
          <text:p/>
        </draw:rect>
        <draw:frame draw:style-name="gr10" draw:text-style-name="P4" draw:layer="layout" svg:width="1.035cm" svg:height="0.983cm" svg:x="2.746cm" svg:y="17.475cm">
          <draw:text-box>
            <text:p text:style-name="P4">...</text:p>
          </draw:text-box>
        </draw:frame>
        <draw:frame draw:style-name="gr11" draw:text-style-name="P5" draw:layer="layout" svg:width="3.931cm" svg:height="0.971cm" svg:x="1.396cm" svg:y="16.85cm">
          <draw:text-box>
            <text:p text:style-name="P4"><text:span text:style-name="T1">observers</text:span></text:p>
          </draw:text-box>
        </draw:frame>
        <draw:rect draw:style-name="gr2" draw:text-style-name="P2" draw:layer="layout" svg:width="3.445cm" svg:height="1.505cm" svg:x="0.937cm" svg:y="12.38cm">
          <text:p text:style-name="P1"><text:span text:style-name="T1">Root</text:span></text:p>
        </draw:rect>
        <draw:rect draw:style-name="gr3" draw:text-style-name="P3" draw:layer="layout" svg:width="0.97cm" svg:height="0.97cm" svg:x="5.881cm" svg:y="17.676cm">
          <text:p/>
        </draw:rect>
        <draw:rect draw:style-name="gr3" draw:text-style-name="P3" draw:layer="layout" svg:width="0.97cm" svg:height="0.97cm" svg:x="7.781cm" svg:y="17.676cm">
          <text:p/>
        </draw:rect>
        <draw:frame draw:style-name="gr10" draw:text-style-name="P4" draw:layer="layout" svg:width="1.035cm" svg:height="0.983cm" svg:x="6.746cm" svg:y="17.476cm">
          <draw:text-box>
            <text:p text:style-name="P4">...</text:p>
          </draw:text-box>
        </draw:frame>
        <draw:frame draw:style-name="gr9" draw:text-style-name="P5" draw:layer="layout" svg:width="4.312cm" svg:height="0.971cm" svg:x="5.296cm" svg:y="16.851cm">
          <draw:text-box>
            <text:p text:style-name="P4"><text:span text:style-name="T1">RVariables</text:span></text:p>
          </draw:text-box>
        </draw:frame>
        <draw:rect draw:style-name="gr3" draw:text-style-name="P3" draw:layer="layout" svg:width="0.97cm" svg:height="0.97cm" svg:x="9.981cm" svg:y="17.677cm">
          <text:p/>
        </draw:rect>
        <draw:rect draw:style-name="gr3" draw:text-style-name="P3" draw:layer="layout" svg:width="0.97cm" svg:height="0.97cm" svg:x="11.881cm" svg:y="17.677cm">
          <text:p/>
        </draw:rect>
        <draw:frame draw:style-name="gr10" draw:text-style-name="P4" draw:layer="layout" svg:width="1.035cm" svg:height="0.983cm" svg:x="10.846cm" svg:y="17.477cm">
          <draw:text-box>
            <text:p text:style-name="P4">...</text:p>
          </draw:text-box>
        </draw:frame>
        <draw:frame draw:style-name="gr5" draw:text-style-name="P5" draw:layer="layout" svg:width="3.55cm" svg:height="0.971cm" svg:x="9.696cm" svg:y="16.852cm">
          <draw:text-box>
            <text:p text:style-name="P4"><text:span text:style-name="T1">EObjects</text:span></text:p>
          </draw:text-box>
        </draw:frame>
        <draw:line draw:style-name="gr8" draw:text-style-name="P3" draw:layer="layout" svg:x1="2.655cm" svg:y1="13.885cm" svg:x2="3.265cm" svg:y2="16.851cm">
          <text:p/>
        </draw:line>
        <draw:line draw:style-name="gr8" draw:text-style-name="P3" draw:layer="layout" svg:x1="2.655cm" svg:y1="13.885cm" svg:x2="7.03cm" svg:y2="16.849cm">
          <text:p/>
        </draw:line>
        <draw:line draw:style-name="gr8" draw:text-style-name="P3" draw:layer="layout" svg:x1="2.655cm" svg:y1="13.885cm" svg:x2="11.3cm" svg:y2="16.8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78cm" fo:margin-bottom="1.198cm" fo:margin-left="0.635cm" fo:margin-right="0.665cm" fo:page-width="23.99cm" fo:page-height="20.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meta:initial-creator>Pawel Gburzynski</meta:initial-creator>
    <meta:creation-date>2006-03-04T16:05:56</meta:creation-date>
    <dc:creator>Pawel Gburzynski</dc:creator>
    <dc:date>2017-07-05T14:55:23.44</dc:date>
    <dc:language>en-US</dc:language>
    <meta:editing-cycles>4</meta:editing-cycles>
    <meta:editing-duration>PT50M9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